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1" svg:font-family="Calibri"/>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b29c" officeooo:paragraph-rsid="00038d7e"/>
    </style:style>
    <style:style style:name="P2" style:family="paragraph" style:parent-style-name="Standard">
      <style:text-properties officeooo:paragraph-rsid="00038d7e"/>
    </style:style>
    <style:style style:name="P3" style:family="paragraph" style:parent-style-name="Standard">
      <style:paragraph-properties fo:margin-left="0.25in" fo:margin-right="0in" fo:text-indent="0in" style:auto-text-indent="false"/>
      <style:text-properties officeooo:rsid="000d9ee5" officeooo:paragraph-rsid="00038d7e"/>
    </style:style>
    <style:style style:name="P4" style:family="paragraph" style:parent-style-name="Standard">
      <style:paragraph-properties fo:margin-left="0.25in" fo:margin-right="0in" fo:text-indent="0in" style:auto-text-indent="false"/>
      <style:text-properties officeooo:rsid="000fabf8" officeooo:paragraph-rsid="00038d7e"/>
    </style:style>
    <style:style style:name="P5" style:family="paragraph" style:parent-style-name="Standard">
      <style:paragraph-properties fo:margin-left="0.25in" fo:margin-right="0in" fo:text-indent="0in" style:auto-text-indent="false"/>
      <style:text-properties officeooo:paragraph-rsid="00038d7e"/>
    </style:style>
    <style:style style:name="P6" style:family="paragraph" style:parent-style-name="Standard">
      <style:paragraph-properties fo:margin-left="0in" fo:margin-right="0in" fo:text-indent="0in" style:auto-text-indent="false"/>
      <style:text-properties officeooo:paragraph-rsid="00038d7e"/>
    </style:style>
    <style:style style:name="P7" style:family="paragraph" style:parent-style-name="Text_20_body">
      <style:text-properties officeooo:rsid="000a2d9c" officeooo:paragraph-rsid="00038d7e"/>
    </style:style>
    <style:style style:name="P8" style:family="paragraph" style:parent-style-name="Text_20_body">
      <style:text-properties fo:font-size="18pt" fo:font-weight="bold" officeooo:rsid="00038d7e" officeooo:paragraph-rsid="00038d7e" style:font-size-asian="15.75pt" style:font-weight-asian="bold" style:font-size-complex="18pt" style:font-weight-complex="bold"/>
    </style:style>
    <style:style style:name="P9" style:family="paragraph" style:parent-style-name="Text_20_body">
      <style:paragraph-properties fo:text-align="center" style:justify-single-word="false"/>
      <style:text-properties fo:font-size="18pt" fo:font-weight="bold" officeooo:rsid="00038d7e" officeooo:paragraph-rsid="00038d7e" style:font-size-asian="15.75pt" style:font-weight-asian="bold" style:font-size-complex="18pt" style:font-weight-complex="bold"/>
    </style:style>
    <style:style style:name="P10" style:family="paragraph" style:parent-style-name="Text_20_body">
      <style:text-properties fo:font-size="14pt" fo:font-weight="bold" officeooo:rsid="00038d7e" officeooo:paragraph-rsid="00038d7e" style:font-size-asian="14pt" style:font-weight-asian="bold" style:font-size-complex="14pt" style:font-weight-complex="bold"/>
    </style:style>
    <style:style style:name="P11" style:family="paragraph" style:parent-style-name="Heading_20_1" style:list-style-name="WWNum1">
      <style:text-properties officeooo:paragraph-rsid="00038d7e"/>
    </style:style>
    <style:style style:name="P12" style:family="paragraph" style:parent-style-name="Heading_20_1" style:list-style-name="WWNum1">
      <style:text-properties officeooo:rsid="000a2d9c" officeooo:paragraph-rsid="00038d7e"/>
    </style:style>
    <style:style style:name="P13" style:family="paragraph" style:parent-style-name="Heading_20_1">
      <style:text-properties officeooo:rsid="000a2d9c" officeooo:paragraph-rsid="00038d7e"/>
    </style:style>
    <style:style style:name="P14" style:family="paragraph" style:parent-style-name="Heading_20_1" style:list-style-name="WWNum1">
      <style:paragraph-properties fo:break-before="page"/>
      <style:text-properties officeooo:rsid="000a2d9c" officeooo:paragraph-rsid="00038d7e"/>
    </style:style>
    <style:style style:name="P15" style:family="paragraph" style:parent-style-name="Heading_20_2">
      <style:text-properties officeooo:rsid="000bb29c" officeooo:paragraph-rsid="00038d7e"/>
    </style:style>
    <style:style style:name="P16" style:family="paragraph" style:parent-style-name="Heading_20_2" style:list-style-name="WWNum1">
      <style:text-properties officeooo:rsid="000d9ee5" officeooo:paragraph-rsid="00038d7e"/>
    </style:style>
    <style:style style:name="P17" style:family="paragraph" style:parent-style-name="Heading_20_2" style:list-style-name="WWNum1">
      <style:paragraph-properties fo:text-align="start" style:justify-single-word="false"/>
      <style:text-properties officeooo:paragraph-rsid="00038d7e"/>
    </style:style>
    <style:style style:name="P18" style:family="paragraph" style:parent-style-name="Heading_20_2">
      <style:text-properties officeooo:paragraph-rsid="00038d7e"/>
    </style:style>
    <style:style style:name="P19" style:family="paragraph" style:parent-style-name="Heading_20_2" style:master-page-name="">
      <loext:graphic-properties draw:fill="none"/>
      <style:paragraph-properties fo:margin-top="0.139in" fo:margin-bottom="0.0835in" loext:contextual-spacing="false" fo:text-align="start" style:justify-single-word="false" style:page-number="auto" fo:background-color="transparent" fo:keep-with-next="always"/>
      <style:text-properties officeooo:rsid="00104e2e" officeooo:paragraph-rsid="00038d7e"/>
    </style:style>
    <style:style style:name="P20" style:family="paragraph" style:parent-style-name="Heading_20_2" style:master-page-name="">
      <loext:graphic-properties draw:fill="none"/>
      <style:paragraph-properties fo:margin-top="0.139in" fo:margin-bottom="0.0835in" loext:contextual-spacing="false" fo:text-align="start" style:justify-single-word="false" style:page-number="auto" fo:background-color="transparent" fo:keep-with-next="always"/>
      <style:text-properties officeooo:rsid="00104e2e" officeooo:paragraph-rsid="00038d7e"/>
    </style:style>
    <style:style style:name="P21" style:family="paragraph" style:parent-style-name="Heading_20_2" style:master-page-name="">
      <loext:graphic-properties draw:fill="none"/>
      <style:paragraph-properties fo:margin-top="0.139in" fo:margin-bottom="0.0835in" loext:contextual-spacing="false" fo:text-align="start" style:justify-single-word="false" style:page-number="auto" fo:background-color="transparent" fo:keep-with-next="always"/>
      <style:text-properties officeooo:rsid="00104e2e" officeooo:paragraph-rsid="00038d7e"/>
    </style:style>
    <style:style style:name="P22" style:family="paragraph" style:parent-style-name="Heading_20_2" style:master-page-name="">
      <loext:graphic-properties draw:fill="none"/>
      <style:paragraph-properties fo:margin-top="0.139in" fo:margin-bottom="0.0835in" loext:contextual-spacing="false" fo:text-align="start" style:justify-single-word="false" style:page-number="auto" fo:background-color="transparent" fo:keep-with-next="always"/>
      <style:text-properties officeooo:rsid="00104e2e" officeooo:paragraph-rsid="00038d7e"/>
    </style:style>
    <style:style style:name="P23" style:family="paragraph" style:parent-style-name="Heading_20_2" style:master-page-name="">
      <loext:graphic-properties draw:fill="none"/>
      <style:paragraph-properties fo:margin-top="0.139in" fo:margin-bottom="0.0835in" loext:contextual-spacing="false" fo:text-align="start" style:justify-single-word="false" style:page-number="auto" fo:background-color="transparent" fo:keep-with-next="always"/>
      <style:text-properties officeooo:rsid="00104e2e" officeooo:paragraph-rsid="00038d7e"/>
    </style:style>
    <style:style style:name="P24" style:family="paragraph" style:parent-style-name="Heading_20_2" style:master-page-name="">
      <loext:graphic-properties draw:fill="none"/>
      <style:paragraph-properties fo:margin-top="0.139in" fo:margin-bottom="0.0835in" loext:contextual-spacing="false" fo:text-align="start" style:justify-single-word="false" style:page-number="auto" fo:background-color="transparent" fo:keep-with-next="always"/>
      <style:text-properties officeooo:rsid="00104e2e" officeooo:paragraph-rsid="00038d7e"/>
    </style:style>
    <style:style style:name="P25" style:family="paragraph" style:parent-style-name="Heading_20_2" style:master-page-name="">
      <loext:graphic-properties draw:fill="none"/>
      <style:paragraph-properties fo:margin-top="0.139in" fo:margin-bottom="0.0835in" loext:contextual-spacing="false" fo:text-align="start" style:justify-single-word="false" style:page-number="auto" fo:background-color="transparent" fo:keep-with-next="always"/>
      <style:text-properties officeooo:rsid="00104e2e" officeooo:paragraph-rsid="00038d7e"/>
    </style:style>
    <style:style style:name="P26" style:family="paragraph" style:parent-style-name="Heading_20_2" style:master-page-name="">
      <loext:graphic-properties draw:fill="none"/>
      <style:paragraph-properties fo:margin-top="0.139in" fo:margin-bottom="0.0835in" loext:contextual-spacing="false" fo:text-align="start" style:justify-single-word="false" style:page-number="auto" fo:background-color="transparent" fo:keep-with-next="always"/>
      <style:text-properties officeooo:rsid="00104e2e" officeooo:paragraph-rsid="00038d7e"/>
    </style:style>
    <style:style style:name="P27" style:family="paragraph" style:parent-style-name="Heading_20_2" style:master-page-name="">
      <loext:graphic-properties draw:fill="none"/>
      <style:paragraph-properties fo:margin-top="0.139in" fo:margin-bottom="0.0835in" loext:contextual-spacing="false" fo:text-align="start" style:justify-single-word="false" style:page-number="auto" fo:background-color="transparent" fo:keep-with-next="always"/>
      <style:text-properties officeooo:rsid="00104e2e" officeooo:paragraph-rsid="00038d7e"/>
    </style:style>
    <style:style style:name="P28" style:family="paragraph" style:parent-style-name="List_20_Paragraph" style:list-style-name="WWNum4">
      <style:text-properties officeooo:paragraph-rsid="00038d7e"/>
    </style:style>
    <style:style style:name="P29" style:family="paragraph" style:parent-style-name="List_20_Paragraph" style:list-style-name="WWNum4">
      <style:text-properties officeooo:rsid="000bb29c" officeooo:paragraph-rsid="00038d7e"/>
    </style:style>
    <style:style style:name="P30" style:family="paragraph" style:parent-style-name="List_20_Paragraph" style:list-style-name="WWNum4">
      <style:text-properties officeooo:rsid="000d9ee5" officeooo:paragraph-rsid="00038d7e"/>
    </style:style>
    <style:style style:name="P31" style:family="paragraph" style:parent-style-name="List_20_Paragraph" style:list-style-name="WWNum7">
      <style:text-properties officeooo:rsid="000d9ee5" officeooo:paragraph-rsid="00038d7e"/>
    </style:style>
    <style:style style:name="P32" style:family="paragraph" style:parent-style-name="List_20_Paragraph" style:list-style-name="WWNum7">
      <style:text-properties officeooo:paragraph-rsid="00038d7e"/>
    </style:style>
    <style:style style:name="P33" style:family="paragraph" style:parent-style-name="List_20_Paragraph" style:list-style-name="WWNum4">
      <style:text-properties officeooo:rsid="000e18cf" officeooo:paragraph-rsid="00038d7e"/>
    </style:style>
    <style:style style:name="P34" style:family="paragraph" style:parent-style-name="List_20_Paragraph" style:list-style-name="WWNum7">
      <style:text-properties officeooo:rsid="000fabf8" officeooo:paragraph-rsid="00038d7e"/>
    </style:style>
    <style:style style:name="P35" style:family="paragraph" style:parent-style-name="List_20_Paragraph" style:list-style-name="WWNum4">
      <style:text-properties officeooo:rsid="00137886" officeooo:paragraph-rsid="00038d7e"/>
    </style:style>
    <style:style style:name="P36" style:family="paragraph" style:parent-style-name="List_20_Paragraph" style:list-style-name="WWNum4">
      <style:text-properties officeooo:rsid="0015bda1" officeooo:paragraph-rsid="00038d7e"/>
    </style:style>
    <style:style style:name="P37" style:family="paragraph" style:parent-style-name="List_20_Paragraph" style:list-style-name="WWNum4">
      <style:text-properties officeooo:rsid="0016bfdd" officeooo:paragraph-rsid="00038d7e"/>
    </style:style>
    <style:style style:name="P38" style:family="paragraph" style:parent-style-name="List_20_Paragraph" style:list-style-name="WWNum4">
      <style:text-properties officeooo:rsid="0017d81e" officeooo:paragraph-rsid="00038d7e"/>
    </style:style>
    <style:style style:name="P39" style:family="paragraph" style:parent-style-name="List_20_Paragraph" style:list-style-name="WWNum4">
      <style:text-properties officeooo:rsid="001bcab7" officeooo:paragraph-rsid="00038d7e"/>
    </style:style>
    <style:style style:name="T1" style:family="text">
      <style:text-properties officeooo:rsid="000a2d9c"/>
    </style:style>
    <style:style style:name="T2" style:family="text">
      <style:text-properties officeooo:rsid="000bb29c"/>
    </style:style>
    <style:style style:name="T3" style:family="text">
      <style:text-properties officeooo:rsid="000d9ee5"/>
    </style:style>
    <style:style style:name="T4" style:family="text">
      <style:text-properties officeooo:rsid="000e18cf"/>
    </style:style>
    <style:style style:name="T5" style:family="text">
      <style:text-properties fo:font-weight="bold" style:font-weight-asian="bold" style:font-weight-complex="bold"/>
    </style:style>
    <style:style style:name="T6" style:family="text">
      <style:text-properties fo:font-weight="bold" officeooo:rsid="000e18cf" style:font-weight-asian="bold" style:font-weight-complex="bold"/>
    </style:style>
    <style:style style:name="T7" style:family="text">
      <style:text-properties fo:font-weight="bold" officeooo:rsid="0012c0d3" style:font-weight-asian="bold" style:font-weight-complex="bold"/>
    </style:style>
    <style:style style:name="T8" style:family="text">
      <style:text-properties fo:font-weight="bold" officeooo:rsid="00137886" style:font-weight-asian="bold" style:font-weight-complex="bold"/>
    </style:style>
    <style:style style:name="T9" style:family="text">
      <style:text-properties fo:font-weight="bold" officeooo:rsid="00141c37" style:font-weight-asian="bold" style:font-weight-complex="bold"/>
    </style:style>
    <style:style style:name="T10" style:family="text">
      <style:text-properties fo:font-weight="bold" officeooo:rsid="0016bfdd" style:font-weight-asian="bold" style:font-weight-complex="bold"/>
    </style:style>
    <style:style style:name="T11" style:family="text">
      <style:text-properties fo:font-weight="bold" officeooo:rsid="001d160c" style:font-weight-asian="bold" style:font-weight-complex="bold"/>
    </style:style>
    <style:style style:name="T12" style:family="text">
      <style:text-properties fo:font-weight="bold" officeooo:rsid="0017d81e" style:font-weight-asian="bold" style:font-weight-complex="bold"/>
    </style:style>
    <style:style style:name="T13" style:family="text">
      <style:text-properties fo:font-weight="bold" officeooo:rsid="0019a465" style:font-weight-asian="bold" style:font-weight-complex="bold"/>
    </style:style>
    <style:style style:name="T14" style:family="text">
      <style:text-properties fo:font-weight="bold" officeooo:rsid="001bcab7"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0e18cf" style:font-weight-asian="normal" style:font-weight-complex="normal"/>
    </style:style>
    <style:style style:name="T17" style:family="text">
      <style:text-properties fo:font-weight="normal" officeooo:rsid="00137886" style:font-weight-asian="normal" style:font-weight-complex="normal"/>
    </style:style>
    <style:style style:name="T18" style:family="text">
      <style:text-properties fo:font-weight="normal" officeooo:rsid="0015bda1" style:font-weight-asian="normal" style:font-weight-complex="normal"/>
    </style:style>
    <style:style style:name="T19" style:family="text">
      <style:text-properties fo:font-weight="normal" officeooo:rsid="0016bfdd" style:font-weight-asian="normal" style:font-weight-complex="normal"/>
    </style:style>
    <style:style style:name="T20" style:family="text">
      <style:text-properties fo:font-weight="normal" officeooo:rsid="001d160c" style:font-weight-asian="normal" style:font-weight-complex="normal"/>
    </style:style>
    <style:style style:name="T21" style:family="text">
      <style:text-properties fo:font-weight="normal" officeooo:rsid="0015eb22" style:font-weight-asian="normal" style:font-weight-complex="normal"/>
    </style:style>
    <style:style style:name="T22" style:family="text">
      <style:text-properties fo:font-weight="normal" officeooo:rsid="0017d81e" style:font-weight-asian="normal" style:font-weight-complex="normal"/>
    </style:style>
    <style:style style:name="T23" style:family="text">
      <style:text-properties fo:font-weight="normal" officeooo:rsid="001bcab7" style:font-weight-asian="normal" style:font-weight-complex="normal"/>
    </style:style>
    <style:style style:name="T24" style:family="text">
      <style:text-properties officeooo:rsid="000fabf8"/>
    </style:style>
    <style:style style:name="T25" style:family="text">
      <style:text-properties officeooo:rsid="0012186d"/>
    </style:style>
    <style:style style:name="T26" style:family="text">
      <style:text-properties officeooo:rsid="00137886"/>
    </style:style>
    <style:style style:name="T27" style:family="text">
      <style:text-properties officeooo:rsid="00141c37"/>
    </style:style>
    <style:style style:name="T28" style:family="text">
      <style:text-properties officeooo:rsid="0015bda1"/>
    </style:style>
    <style:style style:name="T29" style:family="text">
      <style:text-properties officeooo:rsid="001d160c"/>
    </style:style>
    <style:style style:name="T30" style:family="text">
      <style:text-properties officeooo:rsid="0016bfdd"/>
    </style:style>
    <style:style style:name="T31" style:family="text">
      <style:text-properties officeooo:rsid="0015eb22"/>
    </style:style>
    <style:style style:name="T32" style:family="text">
      <style:text-properties officeooo:rsid="0017d81e"/>
    </style:style>
    <style:style style:name="T33" style:family="text">
      <style:text-properties officeooo:rsid="0019a465"/>
    </style:style>
    <style:style style:name="T34" style:family="text">
      <style:text-properties officeooo:rsid="0019ecc7"/>
    </style:style>
    <style:style style:name="T35" style:family="text">
      <style:text-properties officeooo:rsid="001bcab7"/>
    </style:style>
    <style:style style:name="T36" style:family="text">
      <style:text-properties officeooo:rsid="00038d7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162133573798873247" text:style-name="WWNum1">
        <text:list-header>
          <text:h text:style-name="P14" text:outline-level="1"/>
        </text:list-header>
      </text:list>
      <text:h text:style-name="P13" text:outline-level="1"/>
      <text:p text:style-name="P7"/>
      <text:p text:style-name="P7"/>
      <text:p text:style-name="P7"/>
      <text:p text:style-name="P9">REPORT-PART TWO</text:p>
      <text:p text:style-name="P9">Programs-11-20</text:p>
      <text:p text:style-name="P8"/>
      <text:h text:style-name="P13" text:outline-level="1"/>
      <text:p text:style-name="P7"/>
      <text:p text:style-name="P7"/>
      <text:p text:style-name="P7"/>
      <text:p text:style-name="P7"/>
      <text:p text:style-name="P7"/>
      <text:p text:style-name="P7"/>
      <text:p text:style-name="P7"/>
      <text:p text:style-name="P7"/>
      <text:p text:style-name="P7"/>
      <text:p text:style-name="P7"/>
      <text:p text:style-name="P7"/>
      <text:p text:style-name="P10">Names:- Sanjana Ramprasad</text:p>
      <text:p text:style-name="P10"><text:tab/> <text:s text:c="2"/>Priyanka Govindraj</text:p>
      <text:h text:style-name="P13" text:outline-level="1"><text:soft-page-break/></text:h>
      <text:list xml:id="list4334573947937" text:continue-numbering="true" text:style-name="WWNum1">
        <text:list-header>
          <text:h text:style-name="P12" text:outline-level="1"/>
          <text:h text:style-name="P12" text:outline-level="1">Problem 11</text:h>
        </text:list-header>
      </text:list>
      <text:p text:style-name="P2"/>
      <text:list xml:id="list4336229985259" text:continue-numbering="true" text:style-name="WWNum1">
        <text:list-header>
          <text:h text:style-name="P11" text:outline-level="1"><text:span text:style-name="T36">1.</text:span><text:bookmark-start text:name="_Toc244607640"/><text:bookmark-start text:name="_Toc276631025"/><text:span text:style-name="T36">I</text:span><text:bookmark-end text:name="_Toc244607640"/><text:bookmark-end text:name="_Toc276631025"/><text:span text:style-name="T36">ntroduction:</text:span></text:h>
        </text:list-header>
      </text:list>
      <text:p text:style-name="P2">This <text:span text:style-name="T1">problem uses one Mapper and Reducer. The solution this targets is all classes that are conducted Before 8:00AM in the morning and the enrollment exceeds the capacity. This analysis is to give a picture of whether the timing of the class being too early or late affects the student enrollments. It could also give an insight of how to schedule courses. For instance this analysis could result in scheduling a few poplar classes in the morning since not many rooms are taken since there are fewer courses and clash for rooms early morning.</text:span></text:p>
      <text:h text:style-name="P15" text:outline-level="2"><text:bookmark-start text:name="_Toc244607641"/><text:bookmark-start text:name="_Toc276631026"/>2<text:bookmark-end text:name="_Toc244607641"/><text:bookmark-end text:name="_Toc276631026"/>. Mapper</text:h>
      <text:p text:style-name="P1">The following are the steps involved in the Mapper:-</text:p>
      <text:p text:style-name="P2"/>
      <text:list xml:id="list72754779506608810" text:style-name="WWNum4">
        <text:list-item>
          <text:p text:style-name="P28"><text:span text:style-name="T2">Initially the entire csv file is split sentence by sentence. Each sentence is split based on a comma and each field is then stored in an array of strings.</text:span> </text:p>
        </text:list-item>
        <text:list-item>
          <text:p text:style-name="P29">For each entry the time is checked as to. <text:span text:style-name="T3">If it is before 8:00AM class then the rows for enrollment and capacity is checked for enrollment being greater than capacity of the class.</text:span></text:p>
        </text:list-item>
        <text:list-item>
          <text:p text:style-name="P30">If the above condition is satisfied the Mapper emits the Semester value as the key and a 1 which acts as a count for classes in that semester satisfying the condition.</text:p>
        </text:list-item>
      </text:list>
      <text:h text:style-name="P18" text:outline-level="2"><text:bookmark-start text:name="_Toc24460764128"/><text:bookmark-start text:name="_Toc27663102629"/><text:span text:style-name="T3">3</text:span><text:bookmark-end text:name="_Toc24460764128"/><text:bookmark-end text:name="_Toc27663102629"/><text:span text:style-name="T3">. Reducer</text:span></text:h>
      <text:list xml:id="list5244852143456272887" text:style-name="WWNum7">
        <text:list-item>
          <text:p text:style-name="P32">The <text:span text:style-name="T3">Reducer gets the value of the semester and a list of ones as its input. The ones indicate how many classes before 8:00AM with more enrollment than capacity are present.</text:span></text:p>
        </text:list-item>
        <text:list-item>
          <text:p text:style-name="P32">The <text:span text:style-name="T3">reducer then finds the sum by consolidating all the ones.</text:span></text:p>
        </text:list-item>
        <text:list-item>
          <text:p text:style-name="P31">It finally emits the value of the semester along with the sum of all its courses satisfying the above specified condition.</text:p>
          <text:p text:style-name="P32"/>
        </text:list-item>
      </text:list>
      <text:list xml:id="list4335344436142" text:continue-list="list4336229985259" text:style-name="WWNum1">
        <text:list-item>
          <text:list>
            <text:list-header>
              <text:h text:style-name="P16" text:outline-level="2"><text:bookmark-start text:name="_Toc276631027"/>I<text:bookmark-end text:name="_Toc276631027"/>nference of Output</text:h>
            </text:list-header>
          </text:list>
        </text:list-item>
      </text:list>
      <text:p text:style-name="P3">Based on the trend seen. It seems that there are more morning classes in Spring semester than there are in Fall semester. <text:s/>Winter classes however have least number of morning coures. Whether could be a factor. Apart from which there is no significant difference in enrollment based on timing.</text:p>
      <text:p text:style-name="P5"/>
      <text:p text:style-name="P5"/>
      <text:p text:style-name="P5"/>
      <text:p text:style-name="P5"/>
      <text:p text:style-name="P5"/>
      <text:p text:style-name="P6"/>
      <text:list xml:id="list4335814716255" text:continue-numbering="true" text:style-name="WWNum1">
        <text:list-header>
          <text:h text:style-name="P14" text:outline-level="1">Problem 1<text:span text:style-name="T4">2</text:span></text:h>
        </text:list-header>
      </text:list>
      <text:p text:style-name="P2"/>
      <text:list xml:id="list4335433427360" text:continue-numbering="true" text:style-name="WWNum1">
        <text:list-header>
          <text:h text:style-name="P11" text:outline-level="1"><text:span text:style-name="T4">1.</text:span><text:bookmark-start text:name="_Toc24460764029"/><text:bookmark-start text:name="_Toc27663102530"/><text:span text:style-name="T4">I</text:span><text:bookmark-end text:name="_Toc24460764029"/><text:bookmark-end text:name="_Toc27663102530"/><text:span text:style-name="T4">ntroduction:</text:span></text:h>
        </text:list-header>
      </text:list>
      <text:p text:style-name="P2">This <text:span text:style-name="T1">problem uses one Mapper and Reducer. The question this answers is “</text:span><text:span text:style-name="T6">The ratio or percentage of enrolled students to capacity of the class”. </text:span><text:span text:style-name="T16">The basic idea of this is to denote the popularity of the course or assign a number to denote how popular the course is. For instance courses with values greater than 1 have more enrollments than capacity. Whereas courses with numbers like 0.5 show 50% of vacant seats</text:span><text:span text:style-name="T1">. </text:span></text:p>
      <text:h text:style-name="P15" text:outline-level="2"><text:bookmark-start text:name="_Toc24460764131"/><text:bookmark-start text:name="_Toc27663102632"/>2<text:bookmark-end text:name="_Toc24460764131"/><text:bookmark-end text:name="_Toc27663102632"/>. Mapper</text:h>
      <text:p text:style-name="P1">The following are the steps involved in the Mapper:-</text:p>
      <text:p text:style-name="P2"/>
      <text:list xml:id="list4334704447243" text:continue-list="list72754779506608810" text:style-name="WWNum4">
        <text:list-item>
          <text:p text:style-name="P28"><text:span text:style-name="T2">Initially the entire csv file is split sentence by sentence. Each sentence is split based on a comma and each field is then stored in an array of strings.</text:span> </text:p>
        </text:list-item>
        <text:list-item>
          <text:p text:style-name="P29">For each entry the time is checked as to. <text:span text:style-name="T4">The ratio of enrollments:capacity is calculated</text:span></text:p>
        </text:list-item>
        <text:list-item>
          <text:p text:style-name="P33">The mapper then outputs the name of the course and the ratio of the course.</text:p>
        </text:list-item>
        <text:list-item>
          <text:p text:style-name="P33">Since one course is taught sometimes twice a year in each semester, thus the same course is encountered many times with many values of the ratio. Thus to indicate a general idea of popularity throughout the years, the average is taken. Which is the work of the reducer </text:p>
        </text:list-item>
      </text:list>
      <text:h text:style-name="P18" text:outline-level="2"><text:bookmark-start text:name="_Toc2446076412833"/><text:bookmark-start text:name="_Toc2766310262934"/><text:span text:style-name="T3">3</text:span><text:bookmark-end text:name="_Toc2446076412833"/><text:bookmark-end text:name="_Toc2766310262934"/><text:span text:style-name="T3">. Reducer</text:span></text:h>
      <text:list xml:id="list4334332935607" text:continue-list="list5244852143456272887" text:style-name="WWNum7">
        <text:list-item>
          <text:p text:style-name="P34">The reducer gets the name of the course as it's key and a list of ratio values.</text:p>
        </text:list-item>
        <text:list-item>
          <text:p text:style-name="P32">Th<text:span text:style-name="T24">ere is a counter maintained which is incremented for each value of the ratio signifying the number of times the course was encountered.</text:span></text:p>
        </text:list-item>
        <text:list-item>
          <text:p text:style-name="P34">The ratios are added which is stored in a variable “sum” which is divided by the counter thus giving the average ratio.</text:p>
        </text:list-item>
        <text:list-item>
          <text:p text:style-name="P34">Finally, the name of the course as the key and the average “popularity” ratio is emitted.</text:p>
        </text:list-item>
      </text:list>
      <text:list xml:id="list4335416075879" text:continue-list="list4335433427360" text:style-name="WWNum1">
        <text:list-item>
          <text:list>
            <text:list-header>
              <text:h text:style-name="P17" text:outline-level="2"/>
            </text:list-header>
          </text:list>
        </text:list-item>
      </text:list>
      <text:h text:style-name="P19" text:outline-level="2"><text:bookmark-start text:name="_Toc244607641283342"/><text:bookmark-start text:name="_Toc276631026293443"/>4<text:bookmark-end text:name="_Toc244607641283342"/><text:bookmark-end text:name="_Toc276631026293443"/>. Inference of Output:</text:h>
      <text:p text:style-name="P4">The output is the name of the course and a value which acts as the percentage or ratio. In cases where a college needs to cut down few courses or look for rooms not being utilized completely, this list could be browsed. There are some courses with 0.0 as the popularity signifying no enrollments and those with more than0.5 signifying almost half the room as being empty. Looking at these courses and assigning smaller rooms to them could help better manage larger rooms for more popular courses.</text:p>
      <text:p text:style-name="P4"/>
      <text:p text:style-name="P4"/>
      <text:p text:style-name="P4"/>
      <text:p text:style-name="P4"/>
      <text:p text:style-name="P4"/>
      <text:list xml:id="list4334648858579" text:continue-numbering="true" text:style-name="WWNum1">
        <text:list-header>
          <text:h text:style-name="P14" text:outline-level="1">Problem 1<text:span text:style-name="T25">3</text:span></text:h>
        </text:list-header>
      </text:list>
      <text:p text:style-name="P2"/>
      <text:list xml:id="list4335334234100" text:continue-numbering="true" text:style-name="WWNum1">
        <text:list-header>
          <text:h text:style-name="P11" text:outline-level="1"><text:span text:style-name="T4">1.</text:span><text:bookmark-start text:name="_Toc2446076402944"/><text:bookmark-start text:name="_Toc2766310253045"/><text:span text:style-name="T4">I</text:span><text:bookmark-end text:name="_Toc2446076402944"/><text:bookmark-end text:name="_Toc2766310253045"/><text:span text:style-name="T4">ntroduction:</text:span></text:h>
        </text:list-header>
      </text:list>
      <text:p text:style-name="P2">This <text:span text:style-name="T1">problem uses one Mapper and Reducer. The question this answers is “</text:span><text:span text:style-name="T7">What is the frequency of class schedules?</text:span><text:span text:style-name="T6">”. </text:span><text:span text:style-name="T16">The basic idea of this is to denote th</text:span><text:span text:style-name="T1">e schedules an the frequencies based on all the classes held throughout all years. This is to denote what the most common schedules have been. Observing this could provide insights of changing class schedules of more overcrowded classes to those schedules which haven't been frequent so as to get more larger rooms availability.</text:span></text:p>
      <text:h text:style-name="P15" text:outline-level="2"><text:bookmark-start text:name="_Toc2446076413146"/><text:bookmark-start text:name="_Toc2766310263247"/>2<text:bookmark-end text:name="_Toc2446076413146"/><text:bookmark-end text:name="_Toc2766310263247"/>. Mapper</text:h>
      <text:p text:style-name="P1">The following are the steps involved in the Mapper:-</text:p>
      <text:p text:style-name="P2"/>
      <text:list xml:id="list4335220460333" text:continue-list="list4334704447243" text:style-name="WWNum4">
        <text:list-item>
          <text:p text:style-name="P28"><text:span text:style-name="T2">Initially the entire csv file is split sentence by sentence. Each sentence is split based on a comma and each field is then stored in an array of strings.</text:span> </text:p>
        </text:list-item>
        <text:list-item>
          <text:p text:style-name="P29">For each entry the fields for days of week and time is checked if it is unknown. If any of these are unknown that entry is ignored since it wouldn't signify anything.</text:p>
        </text:list-item>
        <text:list-item>
          <text:p text:style-name="P33">The mapper then outputs the days of the week and time met as the key and a count of 1 for that particular combination</text:p>
          <text:p text:style-name="P33"/>
        </text:list-item>
      </text:list>
      <text:h text:style-name="P18" text:outline-level="2"><text:bookmark-start text:name="_Toc244607641283348"/><text:bookmark-start text:name="_Toc276631026293449"/><text:span text:style-name="T3">3</text:span><text:bookmark-end text:name="_Toc244607641283348"/><text:bookmark-end text:name="_Toc276631026293449"/><text:span text:style-name="T3">. Reducer</text:span></text:h>
      <text:list xml:id="list4334873380512" text:continue-list="list4334332935607" text:style-name="WWNum7">
        <text:list-item>
          <text:p text:style-name="P34">The reducer gets the days and time as the key and a list of ones indicating how many hits for that combination there have been.</text:p>
        </text:list-item>
        <text:list-item>
          <text:p text:style-name="P32">Th<text:span text:style-name="T24">ere is a counter maintained which is incremented for each one that is encountered in a key</text:span></text:p>
        </text:list-item>
        <text:list-item>
          <text:p text:style-name="P34">The reducer thus emits the key of the time and day along with the count of the number of courses that have followed this schedule throughout the year.</text:p>
        </text:list-item>
      </text:list>
      <text:list xml:id="list4335152468515" text:continue-list="list4335334234100" text:style-name="WWNum1">
        <text:list-item>
          <text:list>
            <text:list-header>
              <text:h text:style-name="P17" text:outline-level="2"/>
            </text:list-header>
          </text:list>
        </text:list-item>
      </text:list>
      <text:h text:style-name="P19" text:outline-level="2"><text:bookmark-start text:name="_Toc24460764128334250"/><text:bookmark-start text:name="_Toc27663102629344351"/>4<text:bookmark-end text:name="_Toc24460764128334250"/><text:bookmark-end text:name="_Toc27663102629344351"/>. Inference of Output:</text:h>
      <text:p text:style-name="P4">The output signifies all the time and days of the week which is on high demand which could be a reason for shortage of rooms with suitable capacities at that time. For example W 4-4:59 is a popular time. Thus if a course scheduled at this time cannot find a suitable room a change could be made to the schedule for a not so high demand time such as Fridays 8-8:59 according to this analysis.</text:p>
      <text:list xml:id="list4335498115299" text:continue-numbering="true" text:style-name="WWNum1">
        <text:list-header>
          <text:h text:style-name="P14" text:outline-level="1">Problem 14</text:h>
        </text:list-header>
      </text:list>
      <text:p text:style-name="P2"/>
      <text:list xml:id="list4334959988883" text:continue-numbering="true" text:style-name="WWNum1">
        <text:list-header>
          <text:h text:style-name="P11" text:outline-level="1"><text:span text:style-name="T4">1.</text:span><text:bookmark-start text:name="_Toc244607640294452"/><text:bookmark-start text:name="_Toc276631025304553"/><text:span text:style-name="T4">I</text:span><text:bookmark-end text:name="_Toc244607640294452"/><text:bookmark-end text:name="_Toc276631025304553"/><text:span text:style-name="T4">ntroduction:</text:span></text:h>
        </text:list-header>
      </text:list>
      <text:p text:style-name="P2">This <text:span text:style-name="T1">problem uses one Mapper and Reducer. The question this answers is “</text:span><text:span text:style-name="T7">What </text:span><text:span text:style-name="T8">is the frequency of different start time classes?</text:span><text:span text:style-name="T16">“ </text:span><text:span text:style-name="T17">This denotes the frequency of classes starting at different times. This could give a vague and quicker analysis than the previous problem of each schedule. In this case the start time of the desired course could just be looked at and compared with the frequency of courses starting at this time. If the frequency is more a change in the timing can be made. However unlike the previous problem this does not give insights into days of the week.</text:span></text:p>
      <text:h text:style-name="P15" text:outline-level="2"><text:bookmark-start text:name="_Toc244607641314654"/><text:bookmark-start text:name="_Toc276631026324755"/>2<text:bookmark-end text:name="_Toc244607641314654"/><text:bookmark-end text:name="_Toc276631026324755"/>. Mapper</text:h>
      <text:p text:style-name="P1">The following are the steps involved in the Mapper:-</text:p>
      <text:p text:style-name="P2"/>
      <text:list xml:id="list4335772063225" text:continue-list="list4335220460333" text:style-name="WWNum4">
        <text:list-item>
          <text:p text:style-name="P28"><text:span text:style-name="T2">Initially the entire csv file is split sentence by sentence. Each sentence is split based on a comma and each field is then stored in an array of strings.</text:span> </text:p>
        </text:list-item>
        <text:list-item>
          <text:p text:style-name="P35">The date field is checked if it is unknown. If it is, then it is ignored. Else the date is split giving two values :- the start time, and end time.</text:p>
        </text:list-item>
        <text:list-item>
          <text:p text:style-name="P35">Java's SimpleDateFormat is used to convert the string to a date for comparison.</text:p>
        </text:list-item>
        <text:list-item>
          <text:p text:style-name="P33">The mapper then outputs the <text:span text:style-name="T26">starting time and a 1 for every course with that time.</text:span></text:p>
        </text:list-item>
      </text:list>
      <text:h text:style-name="P18" text:outline-level="2"><text:bookmark-start text:name="_Toc24460764128334856"/><text:bookmark-start text:name="_Toc27663102629344957"/><text:span text:style-name="T3">3</text:span><text:bookmark-end text:name="_Toc24460764128334856"/><text:bookmark-end text:name="_Toc27663102629344957"/><text:span text:style-name="T3">. Reducer</text:span></text:h>
      <text:list xml:id="list4336140779509" text:continue-list="list4334873380512" text:style-name="WWNum7">
        <text:list-item>
          <text:p text:style-name="P34">The reducer gets the <text:span text:style-name="T26">start time as the key along with</text:span> <text:span text:style-name="T26">a list of ones. The number of ones here indicate the number of courses that have started at this time.</text:span></text:p>
        </text:list-item>
        <text:list-item>
          <text:p text:style-name="P32">Th<text:span text:style-name="T24">ere is a counter maintained which is incremented for each one that is encountered in a key</text:span></text:p>
        </text:list-item>
        <text:list-item>
          <text:p text:style-name="P34">The reducer thus emits the key of the <text:span text:style-name="T26">start time </text:span>along with the count of the number of courses that have followed this s<text:span text:style-name="T26">tart time throughout all years.</text:span></text:p>
        </text:list-item>
      </text:list>
      <text:list xml:id="list4335265194846" text:continue-list="list4334959988883" text:style-name="WWNum1">
        <text:list-item>
          <text:list>
            <text:list-header>
              <text:h text:style-name="P17" text:outline-level="2"/>
            </text:list-header>
          </text:list>
        </text:list-item>
      </text:list>
      <text:h text:style-name="P19" text:outline-level="2"><text:bookmark-start text:name="_Toc2446076412833425058"/><text:bookmark-start text:name="_Toc2766310262934435159"/>4<text:bookmark-end text:name="_Toc2446076412833425058"/><text:bookmark-end text:name="_Toc2766310262934435159"/>. Inference of Output:</text:h>
      <text:p text:style-name="P4">The output signifies all the start times which is on high demand. This would give a vague analysis which wouldn't be as specific as the previous problem. For instance according to the output 1:00 PM classes are a lot more frequent making rooms not available. Thus if a course is short of capacity, the course could be moved to a less frequent start time such as 8:00PM based on this output.</text:p>
      <text:p text:style-name="P7"/>
      <text:p text:style-name="P7"/>
      <text:p text:style-name="P7"/>
      <text:p text:style-name="P7"/>
      <text:p text:style-name="P7"/>
      <text:list xml:id="list4335856523533" text:continue-numbering="true" text:style-name="WWNum1">
        <text:list-header>
          <text:h text:style-name="P14" text:outline-level="1">Problem 1<text:span text:style-name="T27">5</text:span></text:h>
        </text:list-header>
      </text:list>
      <text:p text:style-name="P2"/>
      <text:list xml:id="list4336411135161" text:continue-numbering="true" text:style-name="WWNum1">
        <text:list-header>
          <text:h text:style-name="P11" text:outline-level="1"><text:span text:style-name="T4">1.</text:span><text:bookmark-start text:name="_Toc24460764029445260"/><text:bookmark-start text:name="_Toc27663102530455361"/><text:span text:style-name="T4">I</text:span><text:bookmark-end text:name="_Toc24460764029445260"/><text:bookmark-end text:name="_Toc27663102530455361"/><text:span text:style-name="T4">ntroduction:</text:span></text:h>
        </text:list-header>
      </text:list>
      <text:p text:style-name="P2">This <text:span text:style-name="T1">problem uses one Mapper and Reducer. The question this answers is “</text:span><text:span text:style-name="T9">How many classes of a particular duration are found?</text:span><text:span text:style-name="T16">“ </text:span><text:span text:style-name="T17">T</text:span><text:span text:style-name="T18">his denotes the number of times a particular duration is followed by <text:s/>classes throughout the years. Say for instance a particular class has been scheduled for a longer time and thus has no availability then the changing the schedule to the one of the most frequent duration could be the best bet to get a room.</text:span></text:p>
      <text:h text:style-name="P15" text:outline-level="2"><text:bookmark-start text:name="_Toc24460764131465462"/><text:bookmark-start text:name="_Toc27663102632475563"/>2<text:bookmark-end text:name="_Toc24460764131465462"/><text:bookmark-end text:name="_Toc27663102632475563"/>. Mapper</text:h>
      <text:p text:style-name="P1">The following are the steps involved in the Mapper:-</text:p>
      <text:p text:style-name="P2"/>
      <text:list xml:id="list4335639322074" text:continue-list="list4335772063225" text:style-name="WWNum4">
        <text:list-item>
          <text:p text:style-name="P28"><text:span text:style-name="T2">Initially the entire csv file is split sentence by sentence. Each sentence is split based on a comma and each field is then stored in an array of strings.</text:span> </text:p>
        </text:list-item>
        <text:list-item>
          <text:p text:style-name="P35">The date field is checked if it is unknown. If it is, then it is ignored. Else the date is split giving two values :- the start time, and end time.</text:p>
        </text:list-item>
        <text:list-item>
          <text:p text:style-name="P35">Java's SimpleDateFormat is used to convert the string to a date for comparison.</text:p>
        </text:list-item>
        <text:list-item>
          <text:p text:style-name="P36">The difference between the start time and end time is found in minutes.</text:p>
        </text:list-item>
        <text:list-item>
          <text:p text:style-name="P36">This is done using by converting the strings to a Date object and extracting the time part of it. The time is then found in minutes</text:p>
        </text:list-item>
        <text:list-item>
          <text:p text:style-name="P33">The mapper then outputs the <text:span text:style-name="T28">time duration and a 1 to signify that course has that particular duration.</text:span></text:p>
        </text:list-item>
      </text:list>
      <text:h text:style-name="P18" text:outline-level="2"><text:bookmark-start text:name="_Toc2446076412833485664"/><text:bookmark-start text:name="_Toc2766310262934495765"/><text:span text:style-name="T3">3</text:span><text:bookmark-end text:name="_Toc2446076412833485664"/><text:bookmark-end text:name="_Toc2766310262934495765"/><text:span text:style-name="T3">. Reducer</text:span></text:h>
      <text:list xml:id="list4335468493765" text:continue-list="list4336140779509" text:style-name="WWNum7">
        <text:list-item>
          <text:p text:style-name="P34">The reducer gets the <text:span text:style-name="T28">duration time as the key along with</text:span> <text:span text:style-name="T26">a list of ones. The number of ones here indicate the number of courses that also follow this duration</text:span></text:p>
        </text:list-item>
        <text:list-item>
          <text:p text:style-name="P32">Th<text:span text:style-name="T24">ere is a counter maintained which is incremented for each one that is encountered in a key</text:span></text:p>
        </text:list-item>
        <text:list-item>
          <text:p text:style-name="P34">The reducer thus emits the key of the <text:span text:style-name="T28">duration time </text:span>along with the count of the number of courses that have followed this s<text:span text:style-name="T26">tart time throughout all years.</text:span></text:p>
        </text:list-item>
      </text:list>
      <text:list xml:id="list4335546400466" text:continue-list="list4336411135161" text:style-name="WWNum1">
        <text:list-item>
          <text:list>
            <text:list-header>
              <text:h text:style-name="P17" text:outline-level="2"/>
            </text:list-header>
          </text:list>
        </text:list-item>
      </text:list>
      <text:h text:style-name="P19" text:outline-level="2"><text:bookmark-start text:name="_Toc244607641283342505866"/><text:bookmark-start text:name="_Toc276631026293443515967"/>4<text:bookmark-end text:name="_Toc244607641283342505866"/><text:bookmark-end text:name="_Toc276631026293443515967"/>. Inference of Output:</text:h>
      <text:p text:style-name="P4">The output signifies <text:span text:style-name="T28">the most preferred class duration. This could prevent bad planning rather than signify what could be done to get rooms. According to the output al courses have a duration of 59 minutes. Thus all courses follow this trend. </text:span></text:p>
      <text:p text:style-name="P7"/>
      <text:p text:style-name="P7"/>
      <text:list xml:id="list4334377494681" text:continue-numbering="true" text:style-name="WWNum1">
        <text:list-header>
          <text:h text:style-name="P14" text:outline-level="1">Problem 1<text:span text:style-name="T29">6</text:span></text:h>
        </text:list-header>
      </text:list>
      <text:p text:style-name="P2"/>
      <text:list xml:id="list4334728476189" text:continue-numbering="true" text:style-name="WWNum1">
        <text:list-header>
          <text:h text:style-name="P11" text:outline-level="1"><text:span text:style-name="T4">1.</text:span><text:bookmark-start text:name="_Toc244607640294452606899"/><text:bookmark-start text:name="_Toc2766310253045536169100"/><text:span text:style-name="T4">I</text:span><text:bookmark-end text:name="_Toc244607640294452606899"/><text:bookmark-end text:name="_Toc2766310253045536169100"/><text:span text:style-name="T4">ntroduction:</text:span></text:h>
        </text:list-header>
      </text:list>
      <text:p text:style-name="P2">This <text:span text:style-name="T1">problem uses one Mapper and Reducer. The question this answers is “</text:span><text:span text:style-name="T10">How many </text:span><text:span text:style-name="T11">times a course was offered and out of that how many times did it exceed capacity?</text:span><text:span text:style-name="T10">” </text:span><text:span text:style-name="T19"><text:s/>This could be used to signify how </text:span><text:span text:style-name="T20">consistently popular a particular course is and given priority to these courses while scheduling for rooms.</text:span></text:p>
      <text:h text:style-name="P15" text:outline-level="2"><text:bookmark-start text:name="_Toc2446076413146546270101"/><text:bookmark-start text:name="_Toc2766310263247556371102"/>2<text:bookmark-end text:name="_Toc2446076413146546270101"/><text:bookmark-end text:name="_Toc2766310263247556371102"/>. Mapper</text:h>
      <text:p text:style-name="P1">The following are the steps involved in the Mapper:-</text:p>
      <text:p text:style-name="P2"/>
      <text:list xml:id="list4335410770186" text:continue-list="list4335639322074" text:style-name="WWNum4">
        <text:list-item>
          <text:p text:style-name="P28"><text:span text:style-name="T2">Initially the entire csv file is split sentence by sentence. Each sentence is split based on a comma and each field is then stored in an array of strings.</text:span> </text:p>
        </text:list-item>
        <text:list-item>
          <text:p text:style-name="P35">The <text:span text:style-name="T30">course name is inserted into a </text:span><text:span text:style-name="T10">HashMap. </text:span><text:span text:style-name="T20">Everytime the course is encountered the hashmap value is incremented to denote number of times a course is offered.</text:span></text:p>
        </text:list-item>
        <text:list-item>
          <text:p text:style-name="P37"><text:span text:style-name="T15">If the course hasn't been encountered </text:span><text:span text:style-name="T20">and the enrollments exceed capacity then the mapper emits 1 to show the number of times a course maxed out.</text:span></text:p>
          <text:p text:style-name="P33"><text:span text:style-name="T31">.</text:span></text:p>
        </text:list-item>
      </text:list>
      <text:h text:style-name="P18" text:outline-level="2"><text:bookmark-start text:name="_Toc244607641283348566472103"/><text:bookmark-start text:name="_Toc276631026293449576573104"/><text:span text:style-name="T3">3</text:span><text:bookmark-end text:name="_Toc244607641283348566472103"/><text:bookmark-end text:name="_Toc276631026293449576573104"/><text:span text:style-name="T3">. Reducer</text:span></text:h>
      <text:list xml:id="list4334896253031" text:continue-list="list4335468493765" text:style-name="WWNum7">
        <text:list-item>
          <text:p text:style-name="P34">The reducer gets the <text:span text:style-name="T31">name of the course as the key along with</text:span> <text:span text:style-name="T26">a list of ones. The number of ones here indicate the number of times course maxed out</text:span></text:p>
        </text:list-item>
        <text:list-item>
          <text:p text:style-name="P32">Th<text:span text:style-name="T24">ere reducer then gets the course as the key from the hashmap to signify number of times the course has been offered</text:span></text:p>
        </text:list-item>
        <text:list-item>
          <text:p text:style-name="P32"><text:span text:style-name="T21">The </text:span><text:span text:style-name="T20">reducer emits </text:span><text:span text:style-name="T11">the number of times the course maxed out/ the number of times the course was offered.</text:span></text:p>
        </text:list-item>
      </text:list>
      <text:h text:style-name="P19" text:outline-level="2"><text:bookmark-start text:name="_Toc24460764128334250586674105"/><text:bookmark-start text:name="_Toc27663102629344351596775106"/>4<text:bookmark-end text:name="_Toc24460764128334250586674105"/><text:bookmark-end text:name="_Toc27663102629344351596775106"/>. Inference of Output:</text:h>
      <text:p text:style-name="P4">The output si<text:span text:style-name="T29">signifies how consistently popular a course in UB is. Thus while scheduling rooms prority could be given for these courses since they are consistently popular. It could also main that these are the courses that frequently max out hence these are the courses that should be given priority while assigning rooms with larger capacities.</text:span></text:p>
      <text:p text:style-name="P7"/>
      <text:p text:style-name="P7"/>
      <text:p text:style-name="P7"/>
      <text:p text:style-name="P7"/>
      <text:p text:style-name="P7"/>
      <text:p text:style-name="P7"/>
      <text:p text:style-name="P7"/>
      <text:p text:style-name="P7"><text:soft-page-break/></text:p>
      <text:p text:style-name="P7"/>
      <text:list xml:id="list4334823362419" text:continue-list="list4334728476189" text:style-name="WWNum1">
        <text:list-header>
          <text:h text:style-name="P12" text:outline-level="1">Problem 1<text:span text:style-name="T30">7</text:span></text:h>
          <text:h text:style-name="P11" text:outline-level="1"><text:span text:style-name="T4">1.</text:span><text:bookmark-start text:name="_Toc2446076402944526068"/><text:bookmark-start text:name="_Toc2766310253045536169"/><text:span text:style-name="T4">I</text:span><text:bookmark-end text:name="_Toc2446076402944526068"/><text:bookmark-end text:name="_Toc2766310253045536169"/><text:span text:style-name="T4">ntroduction:</text:span></text:h>
        </text:list-header>
      </text:list>
      <text:p text:style-name="P2">This <text:span text:style-name="T1">problem uses one Mapper and Reducer. The question this answers is “</text:span><text:span text:style-name="T10">How many courses have been conducted in a room?” </text:span><text:span text:style-name="T19"><text:s/>This could be used to signify how appropriate the room is or how popular it is and can be the first room to allot.</text:span></text:p>
      <text:h text:style-name="P15" text:outline-level="2"><text:bookmark-start text:name="_Toc2446076413146546270"/><text:bookmark-start text:name="_Toc2766310263247556371"/>2<text:bookmark-end text:name="_Toc2446076413146546270"/><text:bookmark-end text:name="_Toc2766310263247556371"/>. Mapper</text:h>
      <text:p text:style-name="P1">The following are the steps involved in the Mapper:-</text:p>
      <text:p text:style-name="P2"/>
      <text:list xml:id="list4336380567184" text:continue-list="list4335410770186" text:style-name="WWNum4">
        <text:list-item>
          <text:p text:style-name="P28"><text:span text:style-name="T2">Initially the entire csv file is split sentence by sentence. Each sentence is split based on a comma and each field is then stored in an array of strings.</text:span> </text:p>
        </text:list-item>
        <text:list-item>
          <text:p text:style-name="P35">The <text:span text:style-name="T30">course name is inserted into a </text:span><text:span text:style-name="T10">HashMap. </text:span><text:span text:style-name="T19">The hashmap is checked everytime a course is encountered to check if the course has already been recorded into some room.</text:span></text:p>
        </text:list-item>
        <text:list-item>
          <text:p text:style-name="P37"><text:span text:style-name="T15">If the course hasn't been encountered then the name of the room along with a 1 is emitted.</text:span></text:p>
          <text:p text:style-name="P33"><text:span text:style-name="T31">.</text:span></text:p>
        </text:list-item>
      </text:list>
      <text:h text:style-name="P18" text:outline-level="2"><text:bookmark-start text:name="_Toc244607641283348566472"/><text:bookmark-start text:name="_Toc276631026293449576573"/><text:span text:style-name="T3">3</text:span><text:bookmark-end text:name="_Toc244607641283348566472"/><text:bookmark-end text:name="_Toc276631026293449576573"/><text:span text:style-name="T3">. Reducer</text:span></text:h>
      <text:list xml:id="list4336270197406" text:continue-list="list4334896253031" text:style-name="WWNum7">
        <text:list-item>
          <text:p text:style-name="P34">The reducer gets the <text:span text:style-name="T31">name of the room as the key along with</text:span> <text:span text:style-name="T26">a list of ones. The number of ones here indicate the number of times the room has been allocated for a course</text:span></text:p>
        </text:list-item>
        <text:list-item>
          <text:p text:style-name="P32">Th<text:span text:style-name="T24">ere is a counter maintained which is incremented for each one that is encountered in a key</text:span></text:p>
        </text:list-item>
        <text:list-item>
          <text:p text:style-name="P32"><text:span text:style-name="T21">The output is then the </text:span><text:span text:style-name="T19">room name </text:span><text:span text:style-name="T21">as the key along with a </text:span><text:span text:style-name="T19">number.</text:span></text:p>
        </text:list-item>
      </text:list>
      <text:h text:style-name="P19" text:outline-level="2"><text:bookmark-start text:name="_Toc24460764128334250586674"/><text:bookmark-start text:name="_Toc27663102629344351596775"/>4<text:bookmark-end text:name="_Toc24460764128334250586674"/><text:bookmark-end text:name="_Toc27663102629344351596775"/>. Inference of Output:</text:h>
      <text:p text:style-name="P4">The output signifies <text:span text:style-name="T28">the rooms which are the most busy ones. Thus looking at the trend if a room of a particular capacity isn't available. Thus a few lesser rooms may come to light which could be g</text:span></text:p>
      <text:p text:style-name="P7"/>
      <text:p text:style-name="P7"/>
      <text:p text:style-name="P7"/>
      <text:p text:style-name="P7"/>
      <text:list xml:id="list4335512225211" text:continue-list="list4334823362419" text:style-name="WWNum1">
        <text:list-header>
          <text:h text:style-name="P14" text:outline-level="1">Problem 1<text:span text:style-name="T32">8</text:span></text:h>
        </text:list-header>
      </text:list>
      <text:p text:style-name="P2"/>
      <text:list xml:id="list4335895936964" text:continue-numbering="true" text:style-name="WWNum1">
        <text:list-header>
          <text:h text:style-name="P11" text:outline-level="1"><text:span text:style-name="T4">1.</text:span><text:bookmark-start text:name="_Toc2446076402944526076"/><text:bookmark-start text:name="_Toc2766310253045536177"/><text:span text:style-name="T4">I</text:span><text:bookmark-end text:name="_Toc2446076402944526076"/><text:bookmark-end text:name="_Toc2766310253045536177"/><text:span text:style-name="T4">ntroduction:</text:span></text:h>
        </text:list-header>
      </text:list>
      <text:p text:style-name="P2">This <text:span text:style-name="T1">problem uses one Mapper and Reducer. The question this answers is “</text:span><text:span text:style-name="T12">In a year out of all the courses offered, how many course enrollments exceeded capacity</text:span><text:span text:style-name="T9">?</text:span><text:span text:style-name="T16">“ </text:span><text:span text:style-name="T17">T</text:span><text:span text:style-name="T18">his </text:span><text:span text:style-name="T22">denotes the ratio of the courses that maxed out to the courses that was offered that semester. A high ratio could signify bad planning.</text:span></text:p>
      <text:h text:style-name="P15" text:outline-level="2"><text:bookmark-start text:name="_Toc2446076413146546278"/><text:bookmark-start text:name="_Toc2766310263247556379"/>2<text:bookmark-end text:name="_Toc2446076413146546278"/><text:bookmark-end text:name="_Toc2766310263247556379"/>. Mapper</text:h>
      <text:p text:style-name="P1">The following are the steps involved in the Mapper:-</text:p>
      <text:p text:style-name="P2"/>
      <text:list xml:id="list4335849703216" text:continue-list="list4336380567184" text:style-name="WWNum4">
        <text:list-item>
          <text:p text:style-name="P28"><text:span text:style-name="T2">Initially the entire csv file is split sentence by sentence. Each sentence is split based on a comma and each field is then stored in an array of strings.</text:span> </text:p>
        </text:list-item>
        <text:list-item>
          <text:p text:style-name="P35">The <text:span text:style-name="T32">semester name is split and only the year is considered.</text:span></text:p>
        </text:list-item>
        <text:list-item>
          <text:p text:style-name="P38">The years is then recorded in a <text:span text:style-name="T5">HashMap </text:span><text:span text:style-name="T15">witth the value being the number of courses being offered that year.</text:span></text:p>
        </text:list-item>
        <text:list-item>
          <text:p text:style-name="P36">The <text:span text:style-name="T32">enrollment is checked if it exceeded capacity. If it did exceed capacity then the mapper emits a 1 for that year.</text:span></text:p>
        </text:list-item>
        <text:list-item>
          <text:p text:style-name="P33">The mapper then outputs the <text:span text:style-name="T28">tyear and a 1 to signify that a course in that year has exceedecd capacity.</text:span></text:p>
        </text:list-item>
      </text:list>
      <text:h text:style-name="P18" text:outline-level="2"><text:bookmark-start text:name="_Toc244607641283348566480"/><text:bookmark-start text:name="_Toc276631026293449576581"/><text:span text:style-name="T3">3</text:span><text:bookmark-end text:name="_Toc244607641283348566480"/><text:bookmark-end text:name="_Toc276631026293449576581"/><text:span text:style-name="T3">. Reducer</text:span></text:h>
      <text:list xml:id="list4335642012587" text:continue-list="list4336270197406" text:style-name="WWNum7">
        <text:list-item>
          <text:p text:style-name="P34">The reducer gets the <text:span text:style-name="T33">year as the key along with</text:span> <text:span text:style-name="T26">a list of ones. The number of ones here indicate the number of courses that have exceeded capacity for that year.</text:span></text:p>
        </text:list-item>
        <text:list-item>
          <text:p text:style-name="P32">Th<text:span text:style-name="T24">ere is a counter maintained which is incremented for each one that is encountered in a key</text:span></text:p>
        </text:list-item>
        <text:list-item>
          <text:p text:style-name="P34">The reducer th<text:span text:style-name="T33">en performs a division of </text:span><text:span text:style-name="T13">the number of courses exceeding capacity for that year/number of courses offered that year.</text:span></text:p>
        </text:list-item>
      </text:list>
      <text:list xml:id="list4335824413100" text:continue-list="list4335895936964" text:style-name="WWNum1">
        <text:list-item>
          <text:list>
            <text:list-header>
              <text:h text:style-name="P17" text:outline-level="2"/>
            </text:list-header>
          </text:list>
        </text:list-item>
      </text:list>
      <text:h text:style-name="P19" text:outline-level="2"><text:bookmark-start text:name="_Toc24460764128334250586682"/><text:bookmark-start text:name="_Toc27663102629344351596783"/>4<text:bookmark-end text:name="_Toc24460764128334250586682"/><text:bookmark-end text:name="_Toc27663102629344351596783"/>. Inference of Output:</text:h>
      <text:p text:style-name="P4">The output signifies <text:span text:style-name="T28">the need for planning or reconsidering the allocation of rooms to classes. A higher number indicates s flag or an alert on bad planning of courses. The output here is constantly decreasing for each year consistently. This shows every year classes have been better allocated based on capactiy.</text:span></text:p>
      <text:p text:style-name="P7"/>
      <text:p text:style-name="P7"/>
      <text:p text:style-name="P7"/>
      <text:p text:style-name="P7"/>
      <text:p text:style-name="P7"/>
      <text:list xml:id="list4335357419008" text:continue-numbering="true" text:style-name="WWNum1">
        <text:list-header>
          <text:h text:style-name="P14" text:outline-level="1">Problem 1<text:span text:style-name="T34">9</text:span></text:h>
        </text:list-header>
      </text:list>
      <text:p text:style-name="P2"/>
      <text:list xml:id="list4335116760331" text:continue-numbering="true" text:style-name="WWNum1">
        <text:list-header>
          <text:h text:style-name="P11" text:outline-level="1"><text:span text:style-name="T4">1.</text:span><text:bookmark-start text:name="_Toc244607640294452606883"/><text:bookmark-start text:name="_Toc276631025304553616984"/><text:span text:style-name="T4">I</text:span><text:bookmark-end text:name="_Toc244607640294452606883"/><text:bookmark-end text:name="_Toc276631025304553616984"/><text:span text:style-name="T4">ntroduction:</text:span></text:h>
        </text:list-header>
      </text:list>
      <text:p text:style-name="P2">This <text:span text:style-name="T1">problem uses one Mapper and Reducer. The question this answers is “</text:span><text:span text:style-name="T10">How many </text:span><text:span text:style-name="T14">new</text:span><text:span text:style-name="T10"> </text:span><text:span text:style-name="T14">courses are offered every semester</text:span><text:span text:style-name="T10">?” </text:span><text:span text:style-name="T19"><text:s/>This could be used to signify how </text:span><text:span text:style-name="T23">many more rooms are needed or the need to look for better planning</text:span></text:p>
      <text:h text:style-name="P15" text:outline-level="2"><text:bookmark-start text:name="_Toc244607641314654627085"/><text:bookmark-start text:name="_Toc276631026324755637186"/>2<text:bookmark-end text:name="_Toc244607641314654627085"/><text:bookmark-end text:name="_Toc276631026324755637186"/>. Mapper</text:h>
      <text:p text:style-name="P1">The following are the steps involved in the Mapper:-</text:p>
      <text:p text:style-name="P2"/>
      <text:list xml:id="list4336269242752" text:continue-list="list4335849703216" text:style-name="WWNum4">
        <text:list-item>
          <text:p text:style-name="P28"><text:span text:style-name="T2">Initially the entire csv file is split sentence by sentence. Each sentence is split based on a comma and each field is then stored in an array of strings.</text:span> </text:p>
        </text:list-item>
        <text:list-item>
          <text:p text:style-name="P35">The <text:span text:style-name="T30">course name is inserted into a </text:span><text:span text:style-name="T10">HashMap. </text:span><text:span text:style-name="T19">The hashmap is checked everytime a course is encountered to check if the course has already been recorded.</text:span></text:p>
        </text:list-item>
        <text:list-item>
          <text:p text:style-name="P37"><text:span text:style-name="T15">If the course hasn't been encountered then the na</text:span><text:span text:style-name="T23">me of the semester along with a 1 is emitted to denote that a new course was offered. </text:span></text:p>
          <text:p text:style-name="P33"><text:span text:style-name="T31">.</text:span></text:p>
        </text:list-item>
      </text:list>
      <text:h text:style-name="P18" text:outline-level="2"><text:bookmark-start text:name="_Toc24460764128334856647287"/><text:bookmark-start text:name="_Toc27663102629344957657388"/><text:span text:style-name="T3">3</text:span><text:bookmark-end text:name="_Toc24460764128334856647287"/><text:bookmark-end text:name="_Toc27663102629344957657388"/><text:span text:style-name="T3">. Reducer</text:span></text:h>
      <text:list xml:id="list4336018109412" text:continue-list="list4335642012587" text:style-name="WWNum7">
        <text:list-item>
          <text:p text:style-name="P34">The reducer gets the <text:span text:style-name="T31">name of the semester as the key along with</text:span> <text:span text:style-name="T26">a list of ones. The number of ones here indicate the number of new courses in that semester</text:span></text:p>
        </text:list-item>
        <text:list-item>
          <text:p text:style-name="P32">Th<text:span text:style-name="T24">ere is a counter maintained which is incremented for each one that is encountered in a key</text:span></text:p>
        </text:list-item>
        <text:list-item>
          <text:p text:style-name="P32"><text:span text:style-name="T21">The output is then the </text:span><text:span text:style-name="T23">semester name along with the number of new courses</text:span></text:p>
        </text:list-item>
      </text:list>
      <text:h text:style-name="P19" text:outline-level="2"><text:bookmark-start text:name="_Toc2446076412833425058667489"/><text:bookmark-start text:name="_Toc2766310262934435159677590"/>4<text:bookmark-end text:name="_Toc2446076412833425058667489"/><text:bookmark-end text:name="_Toc2766310262934435159677590"/>. Inference of Output:</text:h>
      <text:p text:style-name="P4">The output signifies <text:span text:style-name="T28">the need for rooms every semester. A rise in the number of new courses could mean looking into more rooms or looking at more planning in order to avoid exceeding capacities.</text:span></text:p>
      <text:p text:style-name="P7"/>
      <text:p text:style-name="P7"/>
      <text:p text:style-name="P7"/>
      <text:p text:style-name="P7"/>
      <text:p text:style-name="P7"/>
      <text:p text:style-name="P7"/>
      <text:p text:style-name="P7"/>
      <text:p text:style-name="P7"/>
      <text:p text:style-name="P7"/>
      <text:p text:style-name="P7"/>
      <text:list xml:id="list4335757598765" text:continue-list="list4335116760331" text:style-name="WWNum1">
        <text:list-header>
          <text:h text:style-name="P14" text:outline-level="1">Problem <text:span text:style-name="T35">20</text:span></text:h>
        </text:list-header>
      </text:list>
      <text:p text:style-name="P2"/>
      <text:list xml:id="list4336238816695" text:continue-numbering="true" text:style-name="WWNum1">
        <text:list-header>
          <text:h text:style-name="P11" text:outline-level="1"><text:span text:style-name="T4">1.</text:span><text:bookmark-start text:name="_Toc244607640294452606891"/><text:bookmark-start text:name="_Toc276631025304553616992"/><text:span text:style-name="T4">I</text:span><text:bookmark-end text:name="_Toc244607640294452606891"/><text:bookmark-end text:name="_Toc276631025304553616992"/><text:span text:style-name="T4">ntroduction:</text:span></text:h>
        </text:list-header>
      </text:list>
      <text:p text:style-name="P2">This <text:span text:style-name="T1">problem uses one Mapper and Reducer. The question this answers is “</text:span><text:span text:style-name="T14">What are the most common course timings per semster</text:span><text:span text:style-name="T10">?” </text:span><text:span text:style-name="T19"><text:s/>This could be used to signi</text:span><text:span text:style-name="T23">fy when to not schedule a class if room availability is a problem. Looking at the statistics, looking at rarer schedules and assigning a slot then could increase the chances of getting a room.</text:span></text:p>
      <text:h text:style-name="P15" text:outline-level="2"><text:bookmark-start text:name="_Toc244607641314654627093"/><text:bookmark-start text:name="_Toc276631026324755637194"/>2<text:bookmark-end text:name="_Toc244607641314654627093"/><text:bookmark-end text:name="_Toc276631026324755637194"/>. Mapper</text:h>
      <text:p text:style-name="P1">The following are the steps involved in the Mapper:-</text:p>
      <text:p text:style-name="P2"/>
      <text:list xml:id="list4335747430557" text:continue-list="list4336269242752" text:style-name="WWNum4">
        <text:list-item>
          <text:p text:style-name="P28"><text:span text:style-name="T2">Initially the entire csv file is split sentence by sentence. Each sentence is split based on a comma and each field is then stored in an array of strings.</text:span> </text:p>
        </text:list-item>
        <text:list-item>
          <text:p text:style-name="P35">The <text:span text:style-name="T35">days of the week and timing is checked if it is unknown. If it is unknown then it is ignored</text:span></text:p>
        </text:list-item>
        <text:list-item>
          <text:p text:style-name="P39">The mapper emits the name of the semester along with the days and time per week</text:p>
        </text:list-item>
        <text:list-item>
          <text:p text:style-name="P39"><text:span text:style-name="T15">The key which is the semester name, the day and time is emitted along with a 1 to denote that schedule is being used that semester.</text:span></text:p>
          <text:p text:style-name="P33"><text:span text:style-name="T31">.</text:span></text:p>
        </text:list-item>
      </text:list>
      <text:h text:style-name="P18" text:outline-level="2"><text:bookmark-start text:name="_Toc24460764128334856647295"/><text:bookmark-start text:name="_Toc27663102629344957657396"/><text:span text:style-name="T3">3</text:span><text:bookmark-end text:name="_Toc24460764128334856647295"/><text:bookmark-end text:name="_Toc27663102629344957657396"/><text:span text:style-name="T3">. Reducer</text:span></text:h>
      <text:list xml:id="list4336381100073" text:continue-list="list4336018109412" text:style-name="WWNum7">
        <text:list-item>
          <text:p text:style-name="P34">The reducer gets<text:span text:style-name="T31"> the key along with</text:span> <text:span text:style-name="T26">a list of ones. The number of ones here indicate the number of times the schedule is being used for that semester</text:span></text:p>
        </text:list-item>
        <text:list-item>
          <text:p text:style-name="P32">Th<text:span text:style-name="T24">ere is a counter maintained which is incremented for each one that is encountered in a key</text:span></text:p>
        </text:list-item>
        <text:list-item>
          <text:p text:style-name="P32"><text:span text:style-name="T21">The output is then the </text:span><text:span text:style-name="T23">key along with the frequency of using the schedule</text:span></text:p>
        </text:list-item>
      </text:list>
      <text:h text:style-name="P19" text:outline-level="2"><text:bookmark-start text:name="_Toc2446076412833425058667497"/><text:bookmark-start text:name="_Toc2766310262934435159677598"/>4<text:bookmark-end text:name="_Toc2446076412833425058667497"/><text:bookmark-end text:name="_Toc2766310262934435159677598"/>. Inference of Output:</text:h>
      <text:p text:style-name="P4">The output signifies <text:span text:style-name="T35">the timings which are most busy and best to steer clear of , if availability is a problem. This unlike the previous questions gives a semester wise statistics. Thus making scheduling of classes more specific. </text:span></text:p>
      <text:p text:style-name="P7"/>
      <text:p text:style-name="P7"/>
      <text:p text:style-name="P7"/>
      <text:p text:style-name="P7"/>
      <text:p text:style-name="P7"/>
      <text:p text:style-name="P7"/>
      <text:p text:style-name="P7"/>
      <text:p text:style-name="P7"/>
      <text:p text:style-name="P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1" svg:font-family="Calibri"/>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Frame_20_contents" style:display-name="Frame contents" style:family="paragraph" style:parent-style-name="Standard" style:class="extra"/>
    <style:style style:name="ListLabel_20_1" style:display-name="ListLabel 1" style:family="text">
      <style:text-properties style:font-name-complex="Courier New1" style:font-family-complex="'Courier New'"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7T00:40:32.221691881</meta:creation-date>
    <dc:date>2016-04-17T00:43:34.238546408</dc:date>
    <meta:editing-duration>PT3M2S</meta:editing-duration>
    <meta:editing-cycles>2</meta:editing-cycles>
    <meta:generator>LibreOffice/5.0.2.2$Linux_X86_64 LibreOffice_project/00m0$Build-2</meta:generator>
    <meta:document-statistic meta:table-count="0" meta:image-count="0" meta:object-count="0" meta:page-count="12" meta:paragraph-count="159" meta:word-count="3126" meta:character-count="16941" meta:non-whitespace-character-count="14022"/>
  </office:meta>
</office:document-meta>
</file>